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0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6.329cm" style:rel-column-width="14973*"/>
    </style:style>
    <style:style style:name="Table4.E" style:family="table-column">
      <style:table-column-properties style:column-width="13.247cm" style:rel-column-width="31342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E2" style:family="table-cell">
      <style:table-cell-properties style:vertical-align="middle" fo:padding="0.101cm" fo:border-left="0.002cm solid #000000" fo:border-right="none" fo:border-top="none" fo:border-bottom="none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Table10" style:family="table">
      <style:table-properties style:width="24.954cm" fo:margin-left="0.018cm" fo:margin-right="2.729cm" table:align="margins"/>
    </style:style>
    <style:style style:name="Table10.A" style:family="table-column">
      <style:table-column-properties style:column-width="4.225cm" style:rel-column-width="11094*"/>
    </style:style>
    <style:style style:name="Table10.B" style:family="table-column">
      <style:table-column-properties style:column-width="2.154cm" style:rel-column-width="5656*"/>
    </style:style>
    <style:style style:name="Table10.C" style:family="table-column">
      <style:table-column-properties style:column-width="2.63cm" style:rel-column-width="6906*"/>
    </style:style>
    <style:style style:name="Table10.D" style:family="table-column">
      <style:table-column-properties style:column-width="2.595cm" style:rel-column-width="6814*"/>
    </style:style>
    <style:style style:name="Table10.E" style:family="table-column">
      <style:table-column-properties style:column-width="1.425cm" style:rel-column-width="3743*"/>
    </style:style>
    <style:style style:name="Table10.F" style:family="table-column">
      <style:table-column-properties style:column-width="4.004cm" style:rel-column-width="10515*"/>
    </style:style>
    <style:style style:name="Table10.G" style:family="table-column">
      <style:table-column-properties style:column-width="2.274cm" style:rel-column-width="5971*"/>
    </style:style>
    <style:style style:name="Table10.H" style:family="table-column">
      <style:table-column-properties style:column-width="2.374cm" style:rel-column-width="6235*"/>
    </style:style>
    <style:style style:name="Table10.I" style:family="table-column">
      <style:table-column-properties style:column-width="3.276cm" style:rel-column-width="8601*"/>
    </style:style>
    <style:style style:name="Table1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D1" style:family="table-cell">
      <style:table-cell-properties fo:padding="0.097cm" fo:border-left="none" fo:border-right="0.002cm solid #000000" fo:border-top="0.002cm solid #000000" fo:border-bottom="none"/>
    </style:style>
    <style:style style:name="Table10.E1" style:family="table-cell">
      <style:table-cell-properties fo:padding="0.097cm" fo:border="none"/>
    </style:style>
    <style:style style:name="Table10.A2" style:family="table-cell">
      <style:table-cell-properties fo:padding="0.097cm" fo:border-left="0.002cm solid #000000" fo:border-right="0.002cm solid #000000" fo:border-top="none" fo:border-bottom="none"/>
    </style:style>
    <style:style style:name="Table10.D2" style:family="table-cell">
      <style:table-cell-properties fo:padding="0.097cm" fo:border-left="none" fo:border-right="0.002cm solid #000000" fo:border-top="none" fo:border-bottom="none"/>
    </style:style>
    <style:style style:name="Table10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B4" style:family="table-cell">
      <style:table-cell-properties fo:padding="0.097cm" fo:border-left="none" fo:border-right="none" fo:border-top="none" fo:border-bottom="0.002cm solid #000000"/>
    </style:style>
    <style:style style:name="Table10.D4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style:text-underline-style="solid" style:text-underline-width="auto" style:text-underline-color="font-color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3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4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5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6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7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9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2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97" style:family="paragraph" style:parent-style-name="Text_20_body">
      <style:paragraph-properties fo:margin-top="0.101cm" fo:margin-bottom="0cm"/>
      <style:text-properties fo:font-size="11.5pt" style:font-size-asian="11.5pt" style:font-size-complex="11.5pt"/>
    </style:style>
    <style:style style:name="P98" style:family="paragraph" style:parent-style-name="Text_20_body">
      <style:paragraph-properties fo:margin-top="0cm" fo:margin-bottom="0.15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cm" fo:margin-bottom="0.101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0" style:family="paragraph" style:parent-style-name="Text_20_body">
      <style:paragraph-properties fo:margin-left="0cm" fo:margin-right="0.109cm" fo:margin-top="0.4cm" fo:margin-bottom="0.15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1" style:family="paragraph" style:parent-style-name="Text_20_body">
      <style:paragraph-properties fo:margin-left="0cm" fo:margin-right="0.109cm" fo:margin-top="0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2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3" style:family="paragraph" style:parent-style-name="Standard">
      <style:paragraph-properties fo:margin-left="0cm" fo:margin-right="0.109cm" fo:margin-top="0cm" fo:margin-bottom="0cm" fo:text-align="start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4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5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6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107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8" style:family="paragraph" style:parent-style-name="Standard">
      <style:paragraph-properties fo:margin-left="0cm" fo:margin-right="0.109cm" fo:margin-top="0.199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9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fo:font-weight="normal" style:font-weight-asian="normal" style:font-weight-complex="normal"/>
    </style:style>
    <style:style style:name="T4" style:family="text">
      <style:text-properties style:text-position="-33% 80%" style:text-underline-style="none"/>
    </style:style>
    <style:style style:name="T5" style:family="text">
      <style:text-properties style:text-position="-33% 80%" style:text-underline-style="none" style:text-overline-style="none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2" style:family="text">
      <style:text-properties style:text-position="0% 100%" style:text-overline-style="none" style:text-overline-color="font-color"/>
    </style:style>
    <style:style style:name="T13" style:family="text">
      <style:text-properties style:text-position="0% 100%" style:text-underline-style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8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1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2" style:family="text">
      <style:text-properties fo:background-color="transparent"/>
    </style:style>
    <style:style style:name="T23" style:family="text">
      <style:text-properties fo:background-color="transparent" style:text-overline-style="none" style:text-overline-color="font-color"/>
    </style:style>
    <style:style style:name="T24" style:family="text">
      <style:text-properties style:text-position="sub 58%"/>
    </style:style>
    <style:style style:name="T25" style:family="text">
      <style:text-properties style:text-position="sub 58%" style:text-underline-style="none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09" svg:x1="6.879cm" svg:y1="3.712cm" svg:x2="9.622cm" svg:y2="3.712cm">
        <text:p/>
      </draw:line>
      <draw:line text:anchor-type="page" text:anchor-page-number="2" draw:z-index="11" draw:style-name="gr5" draw:text-style-name="P109" svg:x1="23.467cm" svg:y1="2.94cm" svg:x2="26.836cm" svg:y2="2.94cm">
        <text:p/>
      </draw:line>
      <draw:line text:anchor-type="page" text:anchor-page-number="2" draw:z-index="12" draw:style-name="gr5" draw:text-style-name="P109" svg:x1="21.244cm" svg:y1="3.586cm" svg:x2="25.213cm" svg:y2="3.586cm">
        <text:p/>
      </draw:line>
      <draw:line text:anchor-type="page" text:anchor-page-number="2" draw:z-index="13" draw:style-name="gr5" draw:text-style-name="P109" svg:x1="19.057cm" svg:y1="2.644cm" svg:x2="26.83cm" svg:y2="2.644cm">
        <text:p/>
      </draw:line>
      <draw:line text:anchor-type="page" text:anchor-page-number="2" draw:z-index="14" draw:style-name="gr5" draw:text-style-name="P109" svg:x1="8.388cm" svg:y1="2.933cm" svg:x2="10.406cm" svg:y2="2.933cm">
        <text:p/>
      </draw:line>
      <draw:line text:anchor-type="page" text:anchor-page-number="2" draw:z-index="15" draw:style-name="gr5" draw:text-style-name="P109" svg:x1="5.486cm" svg:y1="2.605cm" svg:x2="10.405cm" svg:y2="2.605cm">
        <text:p/>
      </draw:line>
      <text:p text:style-name="P98">Symmetry Classification for Serial Crystallography Experiments</text:p>
      <text:p text:style-name="P76">Groups with white backgrounds are merohedral and will exhibit indexing ambiguities. <text:s/>Chiral groups are shown in bold, centrosymmetric groups are underlined.</text:p>
      <text:p text:style-name="P99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3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7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6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73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B1" office:value-type="string">
            <text:p text:style-name="P41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78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1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4">P2</text:span>, <text:span text:style-name="T14">P2</text:span><text:span text:style-name="T2">1</text:span>, <text:span text:style-name="T14">C2</text:span></text:p>
          </table:table-cell>
          <table:table-cell table:style-name="Table3.E2" office:value-type="string">
            <text:p text:style-name="P4"><text:span text:style-name="T19">P2/m</text:span>, <text:span text:style-name="T19">P2</text:span><text:span text:style-name="T4">1</text:span><text:span text:style-name="T19">/m</text:span>, <text:span text:style-name="T19">C2/m</text:span>, <text:span text:style-name="T19">P2/c</text:span>, <text:span text:style-name="T19">P2</text:span><text:span text:style-name="T4">1</text:span><text:span text:style-name="T19">/c</text:span>, <text:span text:style-name="T19">C2/c</text:span></text:p>
          </table:table-cell>
        </table:table-row>
      </table:table>
      <text:p text:style-name="P73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0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45">222</text:p>
          </table:table-cell>
          <table:table-cell table:style-name="Table4.B2" office:value-type="string">
            <text:p text:style-name="P26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4">P222</text:span>, <text:span text:style-name="T14">P222</text:span><text:span text:style-name="T2">1</text:span>, <text:span text:style-name="T14">P2</text:span><text:span text:style-name="T2">1</text:span><text:span text:style-name="T14">2</text:span><text:span text:style-name="T2">1</text:span><text:span text:style-name="T14">2</text:span>, <text:span text:style-name="T14">P2</text:span><text:span text:style-name="T2">1</text:span><text:span text:style-name="T14">2</text:span><text:span text:style-name="T2">1</text:span><text:span text:style-name="T14">2</text:span><text:span text:style-name="T2">1</text:span>, <text:span text:style-name="T14">C222</text:span><text:span text:style-name="T2">1</text:span>, <text:span text:style-name="T14">C222</text:span>, <text:span text:style-name="T14">F222</text:span>, <text:span text:style-name="T14">I222</text:span>, <text:span text:style-name="T14">I2</text:span><text:span text:style-name="T2">1</text:span><text:span text:style-name="T14">2</text:span><text:span text:style-name="T2">1</text:span><text:span text:style-name="T14">2</text:span><text:span text:style-name="T2">1</text:span></text:p>
          </table:table-cell>
          <table:table-cell table:style-name="Table4.E2" office:value-type="string">
            <text:p text:style-name="P4"><text:span text:style-name="T19">Pmmm</text:span>, <text:span text:style-name="T19">Pnnn</text:span>, <text:span text:style-name="T19">Pccm</text:span>, <text:span text:style-name="T19">Pban</text:span>, <text:span text:style-name="T19">Pmma</text:span>, <text:span text:style-name="T19">Pnna</text:span>, <text:span text:style-name="T19">Pmna</text:span>, <text:span text:style-name="T19">Pcca</text:span>, <text:span text:style-name="T19">Pbam</text:span>, <text:span text:style-name="T19">Pccn</text:span>, <text:span text:style-name="T19">Pbcm</text:span>, <text:span text:style-name="T19">Pnnm</text:span>, <text:span text:style-name="T19">Pmmn</text:span>, <text:span text:style-name="T19">Pbcn</text:span>, <text:span text:style-name="T19">Pbca</text:span>, <text:span text:style-name="T19">Pnma</text:span>, <text:span text:style-name="T19">Cmcm</text:span>, <text:span text:style-name="T19">Cmce</text:span>, <text:span text:style-name="T19">Cmmm</text:span>, <text:span text:style-name="T19">Cccm</text:span>, <text:span text:style-name="T19">Cmme</text:span>, <text:span text:style-name="T19">Ccce</text:span>, <text:span text:style-name="T19">Fmmm</text:span>, <text:span text:style-name="T19">Fddd</text:span>, <text:span text:style-name="T19">Immm</text:span>, <text:span text:style-name="T19">Ibam</text:span>, <text:span text:style-name="T19">Ibca</text:span>, <text:span text:style-name="T19">Imma</text:span></text:p>
          </table:table-cell>
        </table:table-row>
      </table:table>
      <text:p text:style-name="P73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7">4</text:p>
          </table:table-cell>
          <table:covered-table-cell/>
          <table:covered-table-cell/>
          <table:table-cell table:style-name="Table5.B1" table:number-rows-spanned="2" office:value-type="string">
            <text:p text:style-name="P69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4">P4</text:span>, <text:span text:style-name="T14">P4</text:span><text:span text:style-name="T2">1</text:span>, <text:span text:style-name="T14">P4</text:span><text:span text:style-name="T2">2</text:span>, <text:span text:style-name="T14">P4</text:span><text:span text:style-name="T2">3</text:span>, <text:span text:style-name="T14">I4</text:span>, <text:span text:style-name="T14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0"><text:span text:style-name="T13">P4mm, P4bm, P4</text:span><text:span text:style-name="T5">2</text:span><text:span text:style-name="T13">cm, P4</text:span><text:span text:style-name="T5">2</text:span><text:span text:style-name="T13">nm, P4cc, P4nc, P4</text:span><text:span text:style-name="T5">2</text:span><text:span text:style-name="T13">mc, P4</text:span><text:span text:style-name="T5">2</text:span><text:span text:style-name="T13">bc, I4mm, I4cm, I4</text:span><text:span text:style-name="T5">1</text:span><text:span text:style-name="T13">md, I4</text:span><text:span text:style-name="T5">1</text:span><text:span text:style-name="T13">cd</text:span></text:p>
          </table:table-cell>
        </table:table-row>
        <table:table-row>
          <table:covered-table-cell/>
          <table:table-cell table:style-name="Table5.B2" office:value-type="string">
            <text:p text:style-name="P19"><text:span text:style-name="T6">4</text:span>2m</text:p>
          </table:table-cell>
          <table:table-cell table:style-name="Table5.B2" office:value-type="string">
            <text:p text:style-name="P19"><text:span text:style-name="T6">4</text:span>m2</text:p>
          </table:table-cell>
          <table:table-cell table:style-name="Table5.D2" office:value-type="string">
            <text:p text:style-name="P22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0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80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D2" office:value-type="string">
            <text:p text:style-name="P80"><text:span text:style-name="T9">P4/m</text:span><text:span text:style-name="T12">, </text:span><text:span text:style-name="T9">P4</text:span><text:span text:style-name="T5">2</text:span><text:span text:style-name="T9">/m</text:span><text:span text:style-name="T12">, </text:span><text:span text:style-name="T9">P4/n</text:span><text:span text:style-name="T12">, </text:span><text:span text:style-name="T9">P4</text:span><text:span text:style-name="T5">2</text:span><text:span text:style-name="T9">/n</text:span><text:span text:style-name="T12">, </text:span><text:span text:style-name="T9">I4/m</text:span><text:span text:style-name="T12">, </text:span><text:span text:style-name="T9">I4</text:span><text:span text:style-name="T5">1</text:span><text:span text:style-name="T9">/a</text:span> </text:p>
          </table:table-cell>
          <table:covered-table-cell/>
        </table:table-row>
        <table:table-row>
          <table:table-cell table:style-name="Table5.A3" office:value-type="string">
            <text:p text:style-name="P64">422</text:p>
          </table:table-cell>
          <table:table-cell table:style-name="Table5.B3" table:number-columns-spanned="4" office:value-type="string">
            <text:p text:style-name="P68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7"><text:span text:style-name="T14">P422</text:span>, <text:span text:style-name="T14">P42</text:span><text:span text:style-name="T2">1</text:span><text:span text:style-name="T14">2</text:span>, <text:span text:style-name="T14">P4</text:span><text:span text:style-name="T2">1</text:span><text:span text:style-name="T14">22</text:span>, <text:span text:style-name="T14">P4</text:span><text:span text:style-name="T2">1</text:span><text:span text:style-name="T14">2</text:span><text:span text:style-name="T2">1</text:span><text:span text:style-name="T14">2</text:span>, <text:span text:style-name="T14">P4</text:span><text:span text:style-name="T2">2</text:span><text:span text:style-name="T14">22</text:span>, <text:span text:style-name="T14">P4</text:span><text:span text:style-name="T2">2</text:span><text:span text:style-name="T14">2</text:span><text:span text:style-name="T2">1</text:span><text:span text:style-name="T14">2</text:span>, <text:span text:style-name="T14">P4</text:span><text:span text:style-name="T2">3</text:span><text:span text:style-name="T14">22</text:span>, <text:span text:style-name="T14">P4</text:span><text:span text:style-name="T2">3</text:span><text:span text:style-name="T14">2</text:span><text:span text:style-name="T2">1</text:span><text:span text:style-name="T14">2</text:span>, <text:span text:style-name="T14">I422</text:span>, <text:span text:style-name="T14">I4</text:span><text:span text:style-name="T2">1</text:span><text:span text:style-name="T14">22</text:span></text:p>
          </table:table-cell>
          <table:table-cell table:style-name="Table5.H3" table:number-columns-spanned="4" office:value-type="string">
            <text:p text:style-name="P77"><text:span text:style-name="T19">P4/mmm</text:span>, <text:span text:style-name="T19">P4/mcc</text:span>, <text:span text:style-name="T19">P4/nbm</text:span>, <text:span text:style-name="T19">P4/nnc</text:span>, <text:span text:style-name="T19">P4/mbm</text:span>, <text:span text:style-name="T19">P4/mnc</text:span>, <text:span text:style-name="T19">P4/nmm</text:span>, <text:span text:style-name="T19">P4/ncc</text:span>, <text:span text:style-name="T19">P4</text:span><text:span text:style-name="T4">2</text:span><text:span text:style-name="T19">/mmc</text:span>, <text:span text:style-name="T19">P4</text:span><text:span text:style-name="T4">2</text:span><text:span text:style-name="T19">/mcm</text:span>, <text:span text:style-name="T19">P4</text:span><text:span text:style-name="T4">2</text:span><text:span text:style-name="T19">/nbc</text:span>, <text:span text:style-name="T19">P4</text:span><text:span text:style-name="T4">2</text:span><text:span text:style-name="T19">/nnm</text:span>, <text:span text:style-name="T19">P4</text:span><text:span text:style-name="T4">2</text:span><text:span text:style-name="T19">/mbc</text:span>, <text:span text:style-name="T19">P4</text:span><text:span text:style-name="T4">2</text:span><text:span text:style-name="T19">/mnm</text:span>, <text:span text:style-name="T19">P4</text:span><text:span text:style-name="T4">2</text:span><text:span text:style-name="T19">/nmc</text:span>, <text:span text:style-name="T19">P4</text:span><text:span text:style-name="T4">2</text:span><text:span text:style-name="T19">/ncm</text:span>, <text:span text:style-name="T19">I4/mmm</text:span>, <text:span text:style-name="T19">I4/mcm</text:span>, <text:span text:style-name="T19">I4</text:span><text:span text:style-name="T4">1</text:span><text:span text:style-name="T19">/amd</text:span>, <text:span text:style-name="T19">I4</text:span><text:span text:style-name="T4">1</text:span><text:span text:style-name="T19">/acd</text:span></text:p>
          </table:table-cell>
          <table:covered-table-cell/>
          <table:covered-table-cell/>
          <table:covered-table-cell/>
        </table:table-row>
      </table:table>
      <text:p text:style-name="P97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5">3</text:p>
          </table:table-cell>
          <table:table-cell table:style-name="Table6.B1" office:value-type="string">
            <text:p text:style-name="P23">3</text:p>
          </table:table-cell>
          <table:table-cell table:style-name="Table6.B1" office:value-type="string">
            <text:p text:style-name="P29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6">3</text:span><text:span text:style-name="T15"> (H</text:span><text:span text:style-name="T6">3</text:span><text:span text:style-name="T15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2">32</text:p>
          </table:table-cell>
          <table:table-cell table:style-name="Table6.B2" table:number-columns-spanned="2" office:value-type="string">
            <text:p text:style-name="P23">3<text:span text:style-name="T15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19">R</text:span><text:span text:style-name="T20">3</text:span><text:span text:style-name="T19">m (H</text:span><text:span text:style-name="T20">3</text:span><text:span text:style-name="T19">m)</text:span>, <text:span text:style-name="T19">R</text:span><text:span text:style-name="T20">3</text:span><text:span text:style-name="T19">c (H</text:span><text:span text:style-name="T20">3</text:span><text:span text:style-name="T19">c)</text:span></text:p>
          </table:table-cell>
          <table:covered-table-cell/>
        </table:table-row>
      </table:table>
      <text:p text:style-name="P73"><text:soft-page-break/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6">3</text:p>
          </table:table-cell>
          <table:covered-table-cell/>
          <table:covered-table-cell/>
          <table:table-cell table:style-name="Table9.D1" office:value-type="string">
            <text:p text:style-name="P81"><draw:line text:anchor-type="paragraph" draw:z-index="1" draw:style-name="gr2" draw:text-style-name="P109" svg:x1="5.015cm" svg:y1="17.203cm" svg:x2="6.356cm" svg:y2="17.203cm"><text:p/></draw:line><draw:line text:anchor-type="paragraph" draw:z-index="0" draw:style-name="gr1" draw:text-style-name="P109" svg:x1="1.685cm" svg:y1="17.2cm" svg:x2="6.858cm" svg:y2="17.2cm"><text:p/></draw:line><draw:line text:anchor-type="paragraph" draw:z-index="2" draw:style-name="gr1" draw:text-style-name="P109" svg:x1="4.981cm" svg:y1="17.2cm" svg:x2="6.863cm" svg:y2="17.2cm"><text:p/></draw:line><draw:line text:anchor-type="paragraph" draw:z-index="6" draw:style-name="gr1" draw:text-style-name="P109" svg:x1="1.843cm" svg:y1="17.2cm" svg:x2="6.965cm" svg:y2="17.2cm"><text:p/></draw:line><draw:line text:anchor-type="paragraph" draw:z-index="7" draw:style-name="gr6" draw:text-style-name="P109" svg:x1="1.961cm" svg:y1="0.963cm" svg:x2="6.948cm" svg:y2="0.963cm"><text:p/></draw:line><draw:line text:anchor-type="paragraph" draw:z-index="8" draw:style-name="gr6" draw:text-style-name="P109" svg:x1="17.732cm" svg:y1="1.951cm" svg:x2="21.69cm" svg:y2="1.951cm"><text:p/></draw:line><draw:line text:anchor-type="paragraph" draw:z-index="3" draw:style-name="gr3" draw:text-style-name="P109" svg:x1="19.978cm" svg:y1="1.187cm" svg:x2="23.421cm" svg:y2="1.187cm"><text:p/></draw:line><draw:line text:anchor-type="paragraph" draw:z-index="4" draw:style-name="gr4" draw:text-style-name="P109" svg:x1="15.365cm" svg:y1="0.91cm" svg:x2="23.421cm" svg:y2="0.91cm"><text:p/></draw:line><draw:line text:anchor-type="paragraph" draw:z-index="9" draw:style-name="gr6" draw:text-style-name="P109" svg:x1="2.014cm" svg:y1="0.993cm" svg:x2="6.974cm" svg:y2="0.993cm"><text:p/></draw:line><draw:line text:anchor-type="paragraph" draw:z-index="10" draw:style-name="gr6" draw:text-style-name="P109" svg:x1="14.652cm" svg:y1="0.887cm" svg:x2="22.508cm" svg:y2="0.887cm"><text:p/></draw:line></text:p>
          </table:table-cell>
          <table:table-cell table:style-name="Table9.D1" table:number-columns-spanned="9" office:value-type="string">
            <text:p text:style-name="P23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2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4">P3</text:span>, <text:span text:style-name="T14">P3</text:span><text:span text:style-name="T2">1</text:span>, <text:span text:style-name="T14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5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4"><text:span text:style-name="T16">P6mm, P6cc, P6</text:span><text:span text:style-name="T3">3</text:span><text:span text:style-name="T16">cm, P6</text:span><text:span text:style-name="T3">3</text:span><text:span text:style-name="T16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2">6</text:p>
          </table:table-cell>
          <table:table-cell table:style-name="Table9.B2" table:number-rows-spanned="4" office:value-type="string">
            <text:p text:style-name="P88">312</text:p>
          </table:table-cell>
          <table:table-cell table:style-name="Table9.B2" table:number-rows-spanned="4" office:value-type="string">
            <text:p text:style-name="P85">321</text:p>
          </table:table-cell>
          <table:table-cell table:style-name="Table9.B2" table:number-rows-spanned="3" office:value-type="string">
            <text:p text:style-name="P87"/>
          </table:table-cell>
          <table:table-cell table:style-name="Table9.E2" table:number-rows-spanned="3" office:value-type="string">
            <text:p text:style-name="P33"/>
          </table:table-cell>
          <table:table-cell table:style-name="Table9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33"/>
          </table:table-cell>
          <table:table-cell table:style-name="Table9.B2" table:number-rows-spanned="4" office:value-type="string">
            <text:p text:style-name="P24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4">P6</text:span>, <text:span text:style-name="T14">P6</text:span><text:span text:style-name="T2">1</text:span>, <text:span text:style-name="T14">P6</text:span><text:span text:style-name="T2">5</text:span>, <text:span text:style-name="T14">P6</text:span><text:span text:style-name="T2">2</text:span>, <text:span text:style-name="T14">P6</text:span><text:span text:style-name="T2">4</text:span>, <text:span text:style-name="T14">P6</text:span><text:span text:style-name="T2">3</text:span></text:p>
          </table:table-cell>
          <table:table-cell table:style-name="Table9.B2" table:number-rows-spanned="4" office:value-type="string">
            <text:p text:style-name="P74"><text:span text:style-name="T14">P312</text:span>, <text:span text:style-name="T14">P3</text:span><text:span text:style-name="T2">1</text:span><text:span text:style-name="T14">12, P3</text:span><text:span text:style-name="T2">2</text:span><text:span text:style-name="T14">12</text:span></text:p>
          </table:table-cell>
          <table:table-cell table:style-name="Table9.B2" table:number-rows-spanned="4" office:value-type="string">
            <text:p text:style-name="P74"><text:span text:style-name="T14">P321</text:span>, <text:span text:style-name="T14">P3</text:span><text:span text:style-name="T2">1</text:span><text:span text:style-name="T14">21, P3</text:span><text:span text:style-name="T2">2</text:span><text:span text:style-name="T14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E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2"><text:span text:style-name="T19">P6/m</text:span>, <text:span text:style-name="T19">P6</text:span><text:span text:style-name="T4">3</text:span><text:span text:style-name="T19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9">3m1</text:p>
          </table:table-cell>
          <table:covered-table-cell/>
          <table:table-cell table:style-name="Table9.B2" table:number-rows-spanned="2" table:number-columns-spanned="2" office:value-type="string">
            <text:p text:style-name="P82">6</text:p>
          </table:table-cell>
          <table:covered-table-cell/>
          <table:table-cell table:style-name="Table9.B2" table:number-rows-spanned="2" table:number-columns-spanned="2" office:value-type="string">
            <text:p text:style-name="P29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4"><text:span text:style-name="T11">P</text:span><text:span text:style-name="T10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2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3"/>
          </table:table-cell>
          <table:table-cell table:style-name="Table9.B2" table:number-columns-spanned="2" office:value-type="string">
            <text:p text:style-name="P25"><text:span text:style-name="T6">3</text:span>m1</text:p>
          </table:table-cell>
          <table:covered-table-cell/>
          <table:table-cell table:style-name="Table9.B2" table:number-columns-spanned="2" office:value-type="string">
            <text:p text:style-name="P30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30"><text:span text:style-name="T6">6</text:span>2m</text:p>
          </table:table-cell>
          <table:covered-table-cell/>
          <table:table-cell table:style-name="Table9.B2" table:number-columns-spanned="2" office:value-type="string">
            <text:p text:style-name="P25"><text:span text:style-name="T17">3</text:span><text:span text:style-name="T18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4"/>
          </table:table-cell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m1</text:span>, <text:span text:style-name="T21">P</text:span><text:span text:style-name="T20">3</text:span><text:span text:style-name="T21">c</text:span><text:span text:style-name="T19">1</text:span></text:p>
          </table:table-cell>
          <table:covered-table-cell/>
          <table:table-cell table:style-name="Table9.B2" table:number-columns-spanned="2" office:value-type="string">
            <text:p text:style-name="P93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93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1m</text:span>, <text:span text:style-name="T21">P</text:span><text:span text:style-name="T20">3</text:span><text:span text:style-name="T19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4">622</text:p>
          </table:table-cell>
          <table:covered-table-cell/>
          <table:covered-table-cell/>
          <table:table-cell table:style-name="Table9.D6" office:value-type="string">
            <text:p text:style-name="P84"/>
          </table:table-cell>
          <table:table-cell table:style-name="Table9.D6" table:number-columns-spanned="10" office:value-type="string">
            <text:p text:style-name="P24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4">P622</text:span>, <text:span text:style-name="T14">P6</text:span><text:span text:style-name="T2">1</text:span><text:span text:style-name="T14">22</text:span>, <text:span text:style-name="T14">P6</text:span><text:span text:style-name="T2">5</text:span><text:span text:style-name="T14">22</text:span>, <text:span text:style-name="T14">P6</text:span><text:span text:style-name="T2">2</text:span><text:span text:style-name="T14">22</text:span>, <text:span text:style-name="T14">P6</text:span><text:span text:style-name="T2">4</text:span><text:span text:style-name="T14">22</text:span>, <text:span text:style-name="T14">P6</text:span><text:span text:style-name="T2">3</text:span><text:span text:style-name="T14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5"><text:span text:style-name="T19">P6/mmm</text:span>, <text:span text:style-name="T19">P6/mcc</text:span>, <text:span text:style-name="T19">P6</text:span><text:span text:style-name="T4">3</text:span><text:span text:style-name="T19">/mcm</text:span>, <text:span text:style-name="T19">P6</text:span><text:span text:style-name="T4">3</text:span><text:span text:style-name="T19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23</text:p>
          </table:table-cell>
          <table:table-cell table:style-name="Table8.B1" office:value-type="string">
            <text:p text:style-name="P28"><text:span text:style-name="T6">4</text:span>3m</text:p>
          </table:table-cell>
          <table:table-cell table:style-name="Table8.B1" office:value-type="string">
            <text:p text:style-name="P21">m<text:span text:style-name="T6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79"><text:span text:style-name="T14">P23, F23, I23, P2</text:span><text:span text:style-name="T2">1</text:span><text:span text:style-name="T14">3, I2</text:span><text:span text:style-name="T2">1</text:span><text:span text:style-name="T14">3</text:span></text:p>
          </table:table-cell>
          <table:table-cell table:style-name="Table8.B1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1" office:value-type="string">
            <text:p text:style-name="P7"><text:span text:style-name="T19">Pm</text:span><text:span text:style-name="T20">3</text:span>, <text:span text:style-name="T19">Pn</text:span><text:span text:style-name="T20">3</text:span>, <text:span text:style-name="T19">Fm</text:span><text:span text:style-name="T20">3</text:span>, <text:span text:style-name="T19">Fd</text:span><text:span text:style-name="T20">3</text:span>, <text:span text:style-name="T19">Im</text:span><text:span text:style-name="T20">3</text:span>, <text:span text:style-name="T19">Pa</text:span><text:span text:style-name="T20">3</text:span>, <text:span text:style-name="T19">Ia</text:span><text:span text:style-name="T20">3</text:span></text:p>
          </table:table-cell>
        </table:table-row>
        <table:table-row>
          <table:table-cell table:style-name="Table8.A2" office:value-type="string">
            <text:p text:style-name="P44">432</text:p>
          </table:table-cell>
          <table:table-cell table:style-name="Table8.B2" table:number-columns-spanned="2" office:value-type="string">
            <text:p text:style-name="P21">m<text:span text:style-name="T6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4">P432</text:span>, <text:span text:style-name="T14">P4</text:span><text:span text:style-name="T2">2</text:span><text:span text:style-name="T14">32</text:span>, <text:span text:style-name="T14">F432</text:span>, <text:span text:style-name="T14">F4</text:span><text:span text:style-name="T2">1</text:span><text:span text:style-name="T14">32</text:span>, <text:span text:style-name="T14">I432</text:span>, <text:span text:style-name="T14">P4</text:span><text:span text:style-name="T2">3</text:span><text:span text:style-name="T14">32</text:span>, <text:span text:style-name="T14">P4</text:span><text:span text:style-name="T2">1</text:span><text:span text:style-name="T14">32</text:span>, <text:span text:style-name="T14">I4</text:span><text:span text:style-name="T2">1</text:span><text:span text:style-name="T14">32</text:span></text:p>
          </table:table-cell>
          <table:table-cell table:style-name="Table8.F2" table:number-columns-spanned="2" office:value-type="string">
            <text:p text:style-name="P4"><text:span text:style-name="T19">Pm</text:span><text:span text:style-name="T20">3</text:span><text:span text:style-name="T19">m</text:span>, <text:span text:style-name="T19">Pn</text:span><text:span text:style-name="T20">3</text:span><text:span text:style-name="T19">n</text:span>, <text:span text:style-name="T19">Pm</text:span><text:span text:style-name="T20">3</text:span><text:span text:style-name="T19">n</text:span>, <text:span text:style-name="T19">Pn</text:span><text:span text:style-name="T20">3</text:span><text:span text:style-name="T19">m</text:span>, <text:span text:style-name="T19">Fm</text:span><text:span text:style-name="T20">3</text:span><text:span text:style-name="T19">m</text:span>, <text:span text:style-name="T19">Fm</text:span><text:span text:style-name="T20">3</text:span><text:span text:style-name="T19">c</text:span>, <text:span text:style-name="T19">Fd</text:span><text:span text:style-name="T20">3</text:span><text:span text:style-name="T19">m</text:span>, <text:span text:style-name="T19">Fd</text:span><text:span text:style-name="T20">3</text:span><text:span text:style-name="T19">c</text:span>, <text:span text:style-name="T19">Im</text:span><text:span text:style-name="T20">3</text:span><text:span text:style-name="T19">m</text:span>, <text:span text:style-name="T19">Ia</text:span><text:span text:style-name="T20">3</text:span><text:span text:style-name="T19">d</text:span></text:p>
          </table:table-cell>
          <table:covered-table-cell/>
        </table:table-row>
      </table:table>
      <text:p text:style-name="P100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4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4"/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/>
          </table:table-cell>
          <table:table-cell table:style-name="Table2.C1" table:number-columns-spanned="2" office:value-type="string">
            <text:p text:style-name="P96">3</text:p>
          </table:table-cell>
          <table:covered-table-cell/>
          <table:table-cell table:style-name="Table2.G1" office:value-type="string">
            <text:p text:style-name="P38"/>
          </table:table-cell>
          <table:table-cell table:style-name="Table2.A1" office:value-type="string">
            <text:p text:style-name="P54">6/m</text:p>
          </table:table-cell>
          <table:table-cell table:style-name="Table2.N1" office:value-type="string">
            <text:p text:style-name="P54"/>
          </table:table-cell>
          <table:table-cell table:style-name="Table2.C1" table:number-columns-spanned="2" office:value-type="string">
            <text:p text:style-name="P60">6</text:p>
          </table:table-cell>
          <table:covered-table-cell/>
          <table:table-cell table:style-name="Table2.C1" table:number-columns-spanned="2" office:value-type="string">
            <text:p text:style-name="P90">6</text:p>
          </table:table-cell>
          <table:covered-table-cell/>
        </table:table-row>
        <table:table-row>
          <table:table-cell table:style-name="Table2.A2" office:value-type="string">
            <text:p text:style-name="P35">2/m</text:p>
          </table:table-cell>
          <table:table-cell table:style-name="Table2.A2" office:value-type="string">
            <text:p text:style-name="P35"/>
          </table:table-cell>
          <table:table-cell table:style-name="Table2.C2" table:number-columns-spanned="2" office:value-type="string">
            <text:p text:style-name="P39">2</text:p>
          </table:table-cell>
          <table:covered-table-cell/>
          <table:table-cell table:style-name="Table2.C2" table:number-columns-spanned="2" office:value-type="string">
            <text:p text:style-name="P46">m</text:p>
          </table:table-cell>
          <table:covered-table-cell/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2">3<text:span text:style-name="T15">m</text:span></text:p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58">32</text:p>
          </table:table-cell>
          <table:table-cell table:style-name="Table2.C2" office:value-type="string">
            <text:p text:style-name="P49">3m</text:p>
          </table:table-cell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3">6/mmm</text:p>
          </table:table-cell>
          <table:table-cell table:style-name="Table2.N2" office:value-type="string">
            <text:p text:style-name="P53"/>
          </table:table-cell>
          <table:table-cell table:style-name="Table2.C2" office:value-type="string">
            <text:p text:style-name="P89">622</text:p>
          </table:table-cell>
          <table:table-cell table:style-name="Table2.C2" office:value-type="string">
            <text:p text:style-name="P63"><text:span text:style-name="T6">6</text:span>m2</text:p>
          </table:table-cell>
          <table:table-cell table:style-name="Table2.C2" office:value-type="string">
            <text:p text:style-name="P63"><text:span text:style-name="T6">6</text:span>2m</text:p>
          </table:table-cell>
          <table:table-cell table:style-name="Table2.C2" office:value-type="string">
            <text:p text:style-name="P63">6mm</text:p>
          </table:table-cell>
        </table:table-row>
        <table:table-row table:style-name="Table2.3">
          <table:table-cell table:style-name="Table2.A2" office:value-type="string">
            <text:p text:style-name="P36">mm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40">222</text:p>
          </table:table-cell>
          <table:covered-table-cell/>
          <table:table-cell table:style-name="Table2.C2" table:number-columns-spanned="2" office:value-type="string">
            <text:p text:style-name="P47">mm2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5"><text:span text:style-name="T6">3</text:span>m1</text:p>
          </table:table-cell>
          <table:table-cell table:style-name="Table2.A2" office:value-type="string">
            <text:p text:style-name="P55"/>
          </table:table-cell>
          <table:table-cell table:style-name="Table2.C2" office:value-type="string">
            <text:p text:style-name="P59">321</text:p>
          </table:table-cell>
          <table:table-cell table:style-name="Table2.C2" office:value-type="string">
            <text:p text:style-name="P50">3m1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5">m<text:span text:style-name="T6">3</text:span></text:p>
          </table:table-cell>
          <table:table-cell table:style-name="Table2.N2" office:value-type="string">
            <text:p text:style-name="P55"/>
          </table:table-cell>
          <table:table-cell table:style-name="Table2.C2" table:number-columns-spanned="4" office:value-type="string">
            <text:p text:style-name="P62">23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7">4/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39">4</text:p>
          </table:table-cell>
          <table:covered-table-cell/>
          <table:table-cell table:style-name="Table2.C2" table:number-columns-spanned="2" office:value-type="string">
            <text:p text:style-name="P48">4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6"><text:span text:style-name="T22">3</text:span><text:span text:style-name="T23">1m</text:span></text:p>
          </table:table-cell>
          <table:table-cell table:style-name="Table2.A2" office:value-type="string">
            <text:p text:style-name="P56"/>
          </table:table-cell>
          <table:table-cell table:style-name="Table2.C2" office:value-type="string">
            <text:p text:style-name="P59">312</text:p>
          </table:table-cell>
          <table:table-cell table:style-name="Table2.C2" office:value-type="string">
            <text:p text:style-name="P50">31m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7">m<text:span text:style-name="T6">3</text:span>m</text:p>
          </table:table-cell>
          <table:table-cell table:style-name="Table2.N2" office:value-type="string">
            <text:p text:style-name="P56"/>
          </table:table-cell>
          <table:table-cell table:style-name="Table2.C2" table:number-columns-spanned="2" office:value-type="string">
            <text:p text:style-name="P61">432</text:p>
          </table:table-cell>
          <table:covered-table-cell/>
          <table:table-cell table:style-name="Table2.C2" table:number-columns-spanned="2" office:value-type="string">
            <text:p text:style-name="P48">4<text:span text:style-name="T15">3m</text:span></text:p>
          </table:table-cell>
          <table:covered-table-cell/>
        </table:table-row>
        <table:table-row>
          <table:table-cell table:style-name="Table2.A2" office:value-type="string">
            <text:p text:style-name="P71">4/mmm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65">422</text:p>
          </table:table-cell>
          <table:table-cell table:style-name="Table2.C2" office:value-type="string">
            <text:p text:style-name="P66"><text:span text:style-name="T6">4</text:span>2m</text:p>
          </table:table-cell>
          <table:table-cell table:style-name="Table2.C2" office:value-type="string">
            <text:p text:style-name="P46"><text:span text:style-name="T6">4</text:span>m2</text:p>
          </table:table-cell>
          <table:table-cell table:style-name="Table2.C2" office:value-type="string">
            <text:p text:style-name="P72">4mm</text:p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54"/>
          </table:table-cell>
          <table:table-cell table:style-name="Table2.H5" office:value-type="string">
            <text:p text:style-name="P51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table:number-columns-spanned="2" office:value-type="string">
            <text:p text:style-name="P72"/>
          </table:table-cell>
          <table:covered-table-cell/>
        </table:table-row>
      </table:table>
      <text:p text:style-name="P101">Pseudo-merohedral Possibiliti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103">Triclinic with a≈b, α≈β≈90°</text:p>
          </table:table-cell>
          <table:table-cell table:style-name="Table10.B1" office:value-type="string">
            <text:p text:style-name="P102"><text:span text:style-name="T14">1</text:span> ⇒ <text:span text:style-name="T14">2</text:span></text:p>
          </table:table-cell>
          <table:table-cell table:style-name="Table10.B1" office:value-type="string">
            <text:p text:style-name="P102"><text:span text:style-name="T20">1</text:span> ⇒ <text:span text:style-name="T19">2/m</text:span></text:p>
          </table:table-cell>
          <table:table-cell table:style-name="Table10.D1" office:value-type="string">
            <text:p text:style-name="P102"/>
          </table:table-cell>
          <table:table-cell table:style-name="Table10.E1" office:value-type="string">
            <text:p text:style-name="P103"/>
          </table:table-cell>
          <table:table-cell table:style-name="Table10.A1" office:value-type="string">
            <text:p text:style-name="P103">Monoclinic with β≈90°</text:p>
          </table:table-cell>
          <table:table-cell table:style-name="Table10.B1" office:value-type="string">
            <text:p text:style-name="P102"><text:span text:style-name="T14">2</text:span> ⇒ <text:span text:style-name="T14">422</text:span></text:p>
          </table:table-cell>
          <table:table-cell table:style-name="Table10.B1" office:value-type="string">
            <text:p text:style-name="P102">m ⇒ 4mm</text:p>
          </table:table-cell>
          <table:table-cell table:style-name="Table10.D1" office:value-type="string">
            <text:p text:style-name="P102"><text:span text:style-name="T19">2/m</text:span> ⇒ <text:span text:style-name="T19">4/mmm</text:span></text:p>
          </table:table-cell>
        </table:table-row>
        <table:table-row>
          <table:table-cell table:style-name="Table10.A2" office:value-type="string">
            <text:p text:style-name="P103">Triclinic with a≈b≈c, <text:s/>α≈β≈γ</text:p>
          </table:table-cell>
          <table:table-cell table:style-name="Table10.E1" office:value-type="string">
            <text:p text:style-name="P102"><text:span text:style-name="T14">1</text:span> ⇒ <text:span text:style-name="T14">3</text:span><text:span text:style-name="T24">R</text:span></text:p>
          </table:table-cell>
          <table:table-cell table:style-name="Table10.E1" office:value-type="string">
            <text:p text:style-name="P102"><text:span text:style-name="T20">1</text:span> ⇒ <text:span text:style-name="T20">3</text:span><text:span text:style-name="T25">R</text:span></text:p>
          </table:table-cell>
          <table:table-cell table:style-name="Table10.D2" office:value-type="string">
            <text:p text:style-name="P102"/>
          </table:table-cell>
          <table:table-cell table:style-name="Table10.E1" office:value-type="string">
            <text:p text:style-name="P103"/>
          </table:table-cell>
          <table:table-cell table:style-name="Table10.A2" office:value-type="string">
            <text:p text:style-name="P103">Monoclinic with β≈120°</text:p>
          </table:table-cell>
          <table:table-cell table:style-name="Table10.E1" office:value-type="string">
            <text:p text:style-name="P102"><text:span text:style-name="T14">2</text:span> ⇒ <text:span text:style-name="T14">6</text:span></text:p>
          </table:table-cell>
          <table:table-cell table:style-name="Table10.E1" office:value-type="string">
            <text:p text:style-name="P102">m ⇒ <text:span text:style-name="T6">6</text:span> </text:p>
          </table:table-cell>
          <table:table-cell table:style-name="Table10.D2" office:value-type="string">
            <text:p text:style-name="P102"><text:span text:style-name="T19">2/m</text:span> ⇒ <text:span text:style-name="T19">6/m</text:span></text:p>
          </table:table-cell>
        </table:table-row>
        <table:table-row>
          <table:table-cell table:style-name="Table10.A2" office:value-type="string">
            <text:p text:style-name="P103">Triclinic with α≈β≈γ≈90°</text:p>
          </table:table-cell>
          <table:table-cell table:style-name="Table10.E1" office:value-type="string">
            <text:p text:style-name="P102"><text:span text:style-name="T14">1 </text:span>⇒ <text:span text:style-name="T14">222</text:span></text:p>
          </table:table-cell>
          <table:table-cell table:style-name="Table10.E1" office:value-type="string">
            <text:p text:style-name="P102"><text:span text:style-name="T20">1</text:span> ⇒ <text:span text:style-name="T19">mmm</text:span></text:p>
          </table:table-cell>
          <table:table-cell table:style-name="Table10.D2" office:value-type="string">
            <text:p text:style-name="P105"/>
          </table:table-cell>
          <table:table-cell table:style-name="Table10.E1" office:value-type="string">
            <text:p text:style-name="P103"/>
          </table:table-cell>
          <table:table-cell table:style-name="Table10.A2" office:value-type="string">
            <text:p text:style-name="P103">Tetragonal with (a=)b≈c</text:p>
          </table:table-cell>
          <table:table-cell table:style-name="Table10.E1" office:value-type="string">
            <text:p text:style-name="P106">422 ⇒ 432</text:p>
          </table:table-cell>
          <table:table-cell table:style-name="Table10.E1" office:value-type="string">
            <text:p text:style-name="P102"><text:span text:style-name="T6">4</text:span>2m ⇒ <text:span text:style-name="T6">4</text:span>3m</text:p>
          </table:table-cell>
          <table:table-cell table:style-name="Table10.D2" office:value-type="string">
            <text:p text:style-name="P102"><text:span text:style-name="T19">4/mmm</text:span> ⇒ <text:span text:style-name="T19">m</text:span><text:span text:style-name="T20">3</text:span><text:span text:style-name="T19">m</text:span></text:p>
          </table:table-cell>
        </table:table-row>
        <table:table-row>
          <table:table-cell table:style-name="Table10.A4" office:value-type="string">
            <text:p text:style-name="P103">Orthorhombic with a≈b</text:p>
          </table:table-cell>
          <table:table-cell table:style-name="Table10.B4" office:value-type="string">
            <text:p text:style-name="P102"><text:span text:style-name="T14">222</text:span> ⇒ <text:span text:style-name="T14">422</text:span></text:p>
          </table:table-cell>
          <table:table-cell table:style-name="Table10.B4" office:value-type="string">
            <text:p text:style-name="P102">mm2 ⇒ 4mm</text:p>
          </table:table-cell>
          <table:table-cell table:style-name="Table10.D4" office:value-type="string">
            <text:p text:style-name="P102"><text:span text:style-name="T19">mmm</text:span> ⇒ <text:span text:style-name="T19">4/mmm</text:span></text:p>
          </table:table-cell>
          <table:table-cell table:style-name="Table10.E1" office:value-type="string">
            <text:p text:style-name="P103"/>
          </table:table-cell>
          <table:table-cell table:style-name="Table10.A4" office:value-type="string">
            <text:p text:style-name="P103"/>
          </table:table-cell>
          <table:table-cell table:style-name="Table10.D4" table:number-columns-spanned="3" office:value-type="string">
            <text:p text:style-name="P104">Other tetragonal point groups must go via <text:span text:style-name="T14">422</text:span> or <text:span text:style-name="T19">4/mmm</text:span>.</text:p>
          </table:table-cell>
          <table:covered-table-cell/>
          <table:covered-table-cell/>
        </table:table-row>
      </table:table>
      <text:p text:style-name="P108"/>
      <text:p text:style-name="P108">v1.2.0 © 2010-2011 Thomas White &lt;taw@physics.org&gt; ○ Licensed as CC-BY-SA 3.0: http://creativecommons.org/licenses/by-sa/3.0/</text:p>
      <text:p text:style-name="P107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8T10:55:19</dc:date>
    <dc:creator>Thomas White</dc:creator>
    <meta:editing-duration>P4DT7H36M50S</meta:editing-duration>
    <meta:editing-cycles>272</meta:editing-cycles>
    <meta:generator>OpenOffice.org/3.3$Unix OpenOffice.org_project/330m20$Build-9567</meta:generator>
    <meta:document-statistic meta:table-count="10" meta:image-count="0" meta:object-count="0" meta:page-count="2" meta:paragraph-count="166" meta:word-count="546" meta:character-count="2979"/>
  </office:meta>
</office:document-meta>
</file>